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000000264CDA1382428AED4DF.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79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10.506cm"/>
      <style:paragraph-properties style:writing-mode="lr-tb"/>
    </style:style>
    <style:style style:name="gr7"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8" style:family="graphic" style:parent-style-name="standard">
      <style:graphic-properties draw:stroke="none" svg:stroke-color="#000000" draw:fill="none" draw:fill-color="#ffffff" draw:auto-grow-height="true" draw:auto-grow-width="false" fo:max-height="0cm" fo:min-height="3.287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10.506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10.506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0.506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0.506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style>
    <style:style style:name="P7" style:family="paragraph">
      <loext:graphic-properties draw:fill="none" draw:fill-color="#ffffff"/>
      <style:text-properties style:font-name="Noto Sans1" fo:font-size="40pt" style:text-underline-style="wave" style:text-underline-width="bold" style:text-underline-color="font-color" fo:font-weight="bold" style:font-size-asian="40pt" style:font-size-complex="40pt"/>
    </style:style>
    <style:style style:name="P8" style:family="paragraph">
      <loext:graphic-properties draw:fill="none" draw:fill-color="#ffffff"/>
      <style:paragraph-properties fo:margin-left="0cm" fo:margin-right="0cm" fo:margin-top="0cm" fo:margin-bottom="0cm" fo:line-height="100%" fo:text-indent="0cm"/>
      <style:text-properties fo:color="#999999" loext:opacity="100%" loext:color-lum-mod="100%" loext:color-lum-off="0%" style:font-name="Noto Sans1" fo:font-size="16pt" style:text-underline-style="none" style:font-size-asian="16pt" style:font-size-complex="16pt"/>
    </style:style>
    <style:style style:name="P9" style:family="paragraph">
      <loext:graphic-properties draw:fill="solid" draw:fill-color="#ced4da" draw:opacity="50%"/>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style:font-name="Noto Sans1" fo:font-size="40pt" style:text-underline-style="wave" style:text-underline-width="bold" style:text-underline-color="font-color" fo:font-weight="bold" style:font-size-asian="40pt" style:font-size-complex="40pt"/>
    </style:style>
    <style:style style:name="T6" style:family="text">
      <style:text-properties fo:color="#999999" loext:opacity="100%" style:font-name="Noto Sans1" fo:font-size="16pt" style:text-underline-style="none" style:font-size-asian="16pt" style:font-size-complex="16pt"/>
    </style:style>
    <style:style style:name="T7" style:family="text">
      <style:text-properties fo:color="#999999" loext:opacity="100%" style:font-name="Noto Sans1" fo:font-size="16pt" style:text-underline-style="solid" style:text-underline-width="auto" style:text-underline-color="font-color" style:font-size-asian="16pt" style:font-size-complex="16pt"/>
    </style:style>
    <style:style style:name="T8" style:family="text">
      <style:text-properties fo:font-variant="normal" fo:text-transform="none" fo:color="#999999" loext:opacity="100%" style:text-outline="false" style:text-line-through-style="none" style:text-line-through-type="none" style:font-name="Noto Sans1" fo:font-size="16pt" fo:font-style="normal" fo:text-shadow="none" style:text-underline-style="none" fo:font-weight="normal" style:letter-kerning="true" style:font-name-asian="Noto Sans CJK SC"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9" style:family="text">
      <style:text-properties fo:font-variant="normal" fo:text-transform="none" fo:color="#999999" loext:opacity="100%" style:text-outline="false" style:text-line-through-style="none" style:text-line-through-type="none" style:font-name="Noto Sans1" fo:font-size="16pt" fo:font-style="normal" fo:text-shadow="none" style:text-underline-style="solid" style:text-underline-width="auto" style:text-underline-color="font-color" fo:font-weight="normal" style:letter-kerning="true" style:font-name-asian="Noto Sans CJK SC"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3.04cm" svg:x="11.43cm" svg:y="12.542cm">
          <draw:text-box>
            <text:p text:style-name="P1"><text:span text:style-name="T1">EP1</text:span></text:p>
            <text:p text:style-name="P1"><text:span text:style-name="T2">Shell e Simulador de Processos</text:span></text:p>
          </draw:text-box>
        </draw:frame>
        <draw:frame draw:style-name="gr2" draw:text-style-name="P4" draw:layer="layout" svg:width="6.604cm" svg:height="1.373cm" svg:x="20.32cm" svg:y="12.859cm">
          <draw:text-box>
            <text:p><text:span text:style-name="T3">Isis Ardisson Logulo</text:span></text:p>
            <text:p text:style-name="P3"><text:span text:style-name="T4">7577410</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5" draw:text-style-name="P7" draw:layer="layout" svg:width="10.414cm" svg:height="2.173cm" svg:x="5.374cm" svg:y="1.195cm">
          <draw:text-box>
            <text:p><text:span text:style-name="T5">SHELL</text:span></text:p>
          </draw:text-box>
        </draw:frame>
        <draw:frame draw:style-name="gr6" draw:text-style-name="P8" draw:layer="layout" svg:width="22cm" svg:height="12.639cm" svg:x="3.1cm" svg:y="3.344cm">
          <draw:text-box>
            <text:p text:style-name="P3"><text:span text:style-name="T6">O newsh.c foi desenvolvido baseado na leitura de linhas da bibliotecas GNU readline e GNU history.</text:span></text:p>
            <text:p text:style-name="P3"><text:span text:style-name="T6"/></text:p>
            <text:p text:style-name="P3"><text:span text:style-name="T6">A configuração do prompt foi feita usando os syscalls:</text:span></text:p>
            <text:p text:style-name="P3"><text:span text:style-name="T6"/></text:p>
            <text:p text:style-name="P3"><text:span text:style-name="T6">- usuário → <text:s/>getenv(“USER”).</text:span></text:p>
            <text:p text:style-name="P3"><text:span text:style-name="T6">- hora → gettimeofday(), usando também a struct timeval, fazendo uma tranformação para o formato desejado.</text:span></text:p>
            <text:p text:style-name="P3"><text:span text:style-name="T6"/></text:p>
            <text:p text:style-name="P3"><text:span text:style-name="T6">Para a execução dos comandos, foram usadas as syscalls:</text:span></text:p>
            <text:p text:style-name="P3"><text:span text:style-name="T6"/></text:p>
            <text:p text:style-name="P3"><text:span text:style-name="T6">- cd → chdir().</text:span></text:p>
            <text:p text:style-name="P3"><text:span text:style-name="T6">- rm → unlink().</text:span></text:p>
            <text:p text:style-name="P3"><text:span text:style-name="T6">- uname → usando a struct utsname foi possível pegar os valores de u.sysname, u.release, u.version e u.machine.</text:span></text:p>
            <text:p text:style-name="P3"><text:span text:style-name="T6"/></text:p>
            <text:p text:style-name="P3"><text:span text:style-name="T6">Para a execução de bins e executáveis usei um fork com execvp().</text:span></text:p>
            <text:p text:style-name="P3"><text:span text:style-name="T6"/></text:p>
            <text:p text:style-name="P3"><text:span text:style-name="T6"/></text:p>
          </draw:text-box>
        </draw:frame>
        <draw:custom-shape draw:style-name="gr7" draw:text-style-name="P9"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8" draw:text-style-name="P7" draw:layer="layout" svg:width="20.626cm" svg:height="3.537cm" svg:x="5.374cm" svg:y="1.195cm">
          <draw:text-box>
            <text:p><text:span text:style-name="T5">Simulador de Processos</text:span></text:p>
          </draw:text-box>
        </draw:frame>
        <draw:frame draw:style-name="gr9" draw:text-style-name="P8" draw:layer="layout" svg:width="22cm" svg:height="13.291cm" svg:x="3.1cm" svg:y="3.144cm">
          <draw:text-box>
            <text:p text:style-name="P3"><text:span text:style-name="T6">Foram feitos 3 tipos de escalonadores:</text:span></text:p>
            <text:p text:style-name="P3"><text:span text:style-name="T6"/></text:p>
            <text:p text:style-name="P3"><text:span text:style-name="T6">- </text:span><text:span text:style-name="T7">Shortest Job First</text:span></text:p>
            <text:p text:style-name="P3"><text:span text:style-name="T7"><text:tab/></text:span><text:span text:style-name="T6">Usa pilha ordenada pelos dt’s dos processos. O processo mais curto estará sempre no topo da pilha. Pega o processo com maior prioridade (topo da pilha) e executa ele até o fim, criando novas threads. Recebe todos os processos disponíveis no tempo atual. Sem cancelamentos dos processos.</text:span></text:p>
            <text:p text:style-name="P3"><text:span text:style-name="T6"/></text:p>
            <text:p text:style-name="P3"><text:span text:style-name="T6">- </text:span><text:span text:style-name="T7">Round-Robin</text:span></text:p>
            <text:p text:style-name="P3"><text:span text:style-name="T8"><text:tab/></text:span><text:span text:style-name="T8">Usa filas, os processos que chegam sempre entram no final da fila. Recebe todos os processos disponíveis no tempo atual e executa todas as threads na fila 1 vez. Tira o processo da fila e executa, criando uma nova thread com quantum. Passa para o processo para o fim da fila, caso não tenha terminado. Caso contrario, o processo é permanentemente removido e a execução continua. </text:span><text:span text:style-name="T6">Um processo que venha a ser cancelado </text:span></text:p>
            <text:p text:style-name="P3"><text:span text:style-name="T6">(por atingir seu quantum de execução) é reinserido ao final da fila. </text:span></text:p>
            <text:p text:style-name="P3"><text:span text:style-name="T6"><text:tab/></text:span></text:p>
            <text:p text:style-name="P3"><text:span text:style-name="T6"/></text:p>
            <text:p text:style-name="P3"><text:span text:style-name="T6"/></text:p>
          </draw:text-box>
        </draw:frame>
        <draw:custom-shape draw:style-name="gr7" draw:text-style-name="P9"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4" draw:layer="layout" svg:width="0.001cm" svg:height="0.001cm" svg:x="0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Content_20_1">
        <office:forms form:automatic-focus="false" form:apply-design-mode="false"/>
        <draw:frame draw:style-name="gr8" draw:text-style-name="P7" draw:layer="layout" svg:width="20.626cm" svg:height="3.537cm" svg:x="5.374cm" svg:y="1.195cm">
          <draw:text-box>
            <text:p><text:span text:style-name="T5">Simulador de Processos</text:span></text:p>
          </draw:text-box>
        </draw:frame>
        <draw:frame draw:style-name="gr10" draw:text-style-name="P8" draw:layer="layout" svg:width="22cm" svg:height="10.756cm" svg:x="3.1cm" svg:y="3.209cm">
          <draw:text-box>
            <text:p text:style-name="P3"><text:span text:style-name="T6">- </text:span><text:span text:style-name="T7">Escalonamento com prioridade</text:span></text:p>
            <text:p text:style-name="P3"><text:span text:style-name="T9"><text:tab/></text:span><text:span text:style-name="T9">Usa </text:span><text:span text:style-name="T8">filas, este escalonador tem funcionamento similar ao Round Robin, com a diferença de que cada processo possui um tempo limite de execução dependente de sua prioridade. Processos de maior prioridade recebem um quantum maior.</text:span></text:p>
            <text:p text:style-name="P3"><text:span text:style-name="T8"><text:tab/></text:span><text:span text:style-name="T8">Os aspectos que influenciam na prioridade de um processo</text:span><text:span text:style-name="T6"> se baseiam em deadlines impossíveis ou muito justas obrigando o processo a ser executado imediatamente por inteiro. Processos que estão estourando sua deadline. Processos que estão próximos da conclusão, sendo poupados do escalonamento. Processos que ainda faltam muito tempo para finalizar, recebendo menos prioridade.</text:span></text:p>
            <text:p text:style-name="P3"><text:span text:style-name="T6"><text:tab/></text:span></text:p>
            <text:p text:style-name="P3"><text:span text:style-name="T6"/></text:p>
            <text:p text:style-name="P3"><text:span text:style-name="T6"/></text:p>
          </draw:text-box>
        </draw:frame>
        <draw:custom-shape draw:style-name="gr7" draw:text-style-name="P9"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4" draw:layer="layout" svg:width="0.001cm" svg:height="0.001cm" svg:x="0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frame draw:style-name="gr8" draw:text-style-name="P7" draw:layer="layout" svg:width="20.626cm" svg:height="3.537cm" svg:x="5.374cm" svg:y="1.195cm">
          <draw:text-box>
            <text:p><text:span text:style-name="T5">Simulador de Processos</text:span></text:p>
          </draw:text-box>
        </draw:frame>
        <draw:frame draw:style-name="gr11" draw:text-style-name="P8" draw:layer="layout" svg:width="22cm" svg:height="10.756cm" svg:x="3.1cm" svg:y="3.344cm">
          <draw:text-box>
            <text:p text:style-name="P3"><text:span text:style-name="T8"><text:tab/></text:span><text:span text:style-name="T8">Todos os escalonadores recebem um vetor de linhas(struct com as informações do arquivo de trace → </text:span><text:span text:style-name="T6">t0, dt, deadline e nome do processo). </text:span></text:p>
            <text:p text:style-name="P3"><text:span text:style-name="T6">Essas linhas são convertidas em processos. Com infos do tempo real de</text:span></text:p>
            <text:p text:style-name="P3"><text:span text:style-name="T6">execução restante para a finalização do processo e o</text:span></text:p>
            <text:p text:style-name="P3"><text:span text:style-name="T6">índice de sua thread. </text:span></text:p>
            <text:p text:style-name="P3"><text:span text:style-name="T6"><text:tab/></text:span><text:span text:style-name="T6">Foi determinado na estrutura do processo o quantum. Quando uma</text:span></text:p>
            <text:p text:style-name="P3"><text:span text:style-name="T6">thread ultrapa seu quantum, ela se cancela independentemente. O <text:s/>escalonador é responsável por definir o quantum de cada thread, já que seu cancelamento é automático. </text:span></text:p>
            <text:p text:style-name="P3"><text:span text:style-name="T6"><text:tab/></text:span></text:p>
            <text:p text:style-name="P3"><text:span text:style-name="T6"/></text:p>
            <text:p text:style-name="P3"><text:span text:style-name="T6"/></text:p>
          </draw:text-box>
        </draw:frame>
        <draw:custom-shape draw:style-name="gr7" draw:text-style-name="P9"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4" draw:layer="layout" svg:width="0.001cm" svg:height="0.001cm" svg:x="0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Content_20_1">
        <office:forms form:automatic-focus="false" form:apply-design-mode="false"/>
        <draw:frame draw:style-name="gr8" draw:text-style-name="P7" draw:layer="layout" svg:width="20.626cm" svg:height="3.537cm" svg:x="5.374cm" svg:y="1.195cm">
          <draw:text-box>
            <text:p><text:span text:style-name="T5">Testes - deadlines</text:span></text:p>
          </draw:text-box>
        </draw:frame>
        <draw:frame draw:style-name="gr12" draw:text-style-name="P8" draw:layer="layout" svg:width="22cm" svg:height="10.756cm" svg:x="3.1cm" svg:y="3.344cm">
          <draw:text-box>
            <text:p text:style-name="P3"><text:span text:style-name="T8"><text:tab/></text:span></text:p>
            <text:p text:style-name="P3"><text:span text:style-name="T6"><text:tab/></text:span></text:p>
            <text:p text:style-name="P3"><text:span text:style-name="T6"/></text:p>
            <text:p text:style-name="P3"><text:span text:style-name="T6"/></text:p>
          </draw:text-box>
        </draw:frame>
        <draw:custom-shape draw:style-name="gr7" draw:text-style-name="P9"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4" draw:layer="layout" svg:width="0.001cm" svg:height="0.001cm" svg:x="0cm" svg:y="2.257cm" draw:page-number="6"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adornments="Black" style:font-pitch="variable"/>
    <style:font-face style:name="Lato Black1" svg:font-family="'Lato Black'"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pt" fo:country="B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424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DA1382428AED4DF.png" xlink:type="simple" xlink:show="embed" xlink:actuate="onLoad" draw:mime-type="image/png"/>
      </draw:frame>
      <draw:frame draw:style-name="Mgr38"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8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9.2$Linux_X86_64 LibreOffice_project/50$Build-2</meta:generator>
    <meta:creation-date>2024-03-29T18:21:31.578447391</meta:creation-date>
    <meta:editing-duration>PT6H11M33S</meta:editing-duration>
    <meta:editing-cycles>16</meta:editing-cycles>
    <dc:date>2024-03-30T23:28:33.501045446</dc:date>
    <meta:document-statistic meta:object-count="275"/>
  </office:meta>
</office:document-meta>
</file>